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MACHE PACCO, MONIC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13171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MACHE PACCO MONIC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1317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ASTRO ARIZABAL, JEAN FRAN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717267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1 - Trans. Aer. Caja Patos Pekin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16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7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VIRGEN DEL CISNE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16:42:3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